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91.65pt"/>
    </style:style>
    <style:style style:name="co3" style:family="table-column">
      <style:table-column-properties fo:break-before="auto" style:column-width="14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valuation_backu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thmandu is the capital of Nepal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sbon is the capital of Portugal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Delhi <text:s/>is the capital of India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sterdam is the capital of Netherlands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stanbul is the capital of Turkey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oul is the capital of South Korea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ana is the capital of Cuba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iro is the capital of Egypt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are is the capital of Zimbabwe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ijing is the capital of China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yoto is the capital of Japan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iroshima is the capital of Japan.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gasaki is the capital of Japan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atican City is the capital of Italy.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yon is the capital of France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bul is the capital of India.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bane is the capital of Vietnam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izona is the capital of Mexico.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drid is the capital of Portugal.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msterdam is the capital of England.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formula="of:=SUM([.E1:.E20])" office:value-type="float" office:value="11" calcext:value-type="float">
            <text:p>11</text:p>
          </table:table-cell>
          <table:table-cell table:formula="of:=SUM([.F1:.F20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[.E21]/[.F21]" office:value-type="float" office:value="0.578947368421053" calcext:value-type="float">
            <text:p>0.57894736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10:24:51.449005584</dc:date>
    <meta:editing-duration>PT4M14S</meta:editing-duration>
    <meta:editing-cycles>1</meta:editing-cycles>
    <meta:document-statistic meta:table-count="1" meta:cell-count="124" meta:object-count="0"/>
    <meta:generator>LibreOffice/5.1.6.2$Linux_X86_64 LibreOffice_project/10m0$Build-2</meta:generator>
  </office:meta>
</office:document-meta>
</file>